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4D000001BCAACBAFFE.png" manifest:media-type=""/>
  <manifest:file-entry manifest:full-path="Pictures/100002010000000D0000000D99CC8091.png" manifest:media-type=""/>
  <manifest:file-entry manifest:full-path="Pictures/100002010000000D0000000D55DC6D5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solid" draw:stroke-dash="Dash_20_2" svg:stroke-width="0.028cm" svg:stroke-color="#ffffff" draw:stroke-linejoin="miter" svg:stroke-linecap="butt" draw:fill="none" draw:fill-color="#ffffff" draw:textarea-horizontal-align="center" draw:textarea-vertical-align="middl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stroke-dash="Dash_20_2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_20_2" svg:stroke-width="0.282cm" svg:stroke-color="#ffffff" draw:stroke-linejoin="miter" svg:stroke-linecap="butt" draw:fill="none" draw:fill-color="#ffffff" draw:textarea-horizontal-align="center" draw:textarea-vertical-align="middle" fo:padding-top="0.141cm" fo:padding-bottom="0.141cm" fo:padding-left="0.141cm" fo:padding-right="0.141cm"/>
    </style:style>
    <style:style style:name="gr6" style:family="graphic" style:parent-style-name="standard">
      <style:graphic-properties draw:stroke="none" draw:stroke-dash="Dash_20_2" svg:stroke-width="0cm" svg:stroke-color="#000000" draw:stroke-linejoin="none" svg:stroke-linecap="butt" draw:fill="solid" draw:fill-color="#ff0000" draw:textarea-horizontal-align="center" draw:textarea-vertical-align="middle"/>
    </style:style>
    <style:style style:name="gr7" style:family="graphic" style:parent-style-name="standard">
      <style:graphic-properties draw:stroke="none" draw:stroke-dash="Dash_20_2" svg:stroke-width="0cm" svg:stroke-color="#0000ff" draw:stroke-linejoin="none" svg:stroke-linecap="butt" draw:fill="solid" draw:fill-color="#03ffff" draw:textarea-horizontal-align="center" draw:textarea-vertical-align="middle"/>
    </style:style>
    <style:style style:name="gr8" style:family="graphic" style:parent-style-name="standard">
      <style:graphic-properties draw:fill="bitmap" draw:fill-image-name="Bitmape_20_2" style:repeat="stretch" draw:textarea-horizontal-align="center" draw:textarea-vertical-align="middle"/>
    </style:style>
    <style:style style:name="gr9" style:family="graphic" style:parent-style-name="standard">
      <style:graphic-properties draw:stroke="solid" draw:stroke-dash="Dash_20_2" svg:stroke-width="0.085cm" svg:stroke-color="#000000" draw:stroke-linejoin="miter" svg:stroke-linecap="butt" draw:textarea-horizontal-align="center" draw:textarea-vertical-align="middle" fo:padding-top="0.042cm" fo:padding-bottom="0.042cm" fo:padding-left="0.042cm" fo:padding-right="0.042cm"/>
    </style:style>
    <style:style style:name="gr10" style:family="graphic" style:parent-style-name="standard">
      <style:graphic-properties draw:stroke="none" draw:stroke-dash="Dash_20_2" svg:stroke-width="0cm" svg:stroke-color="#000000" draw:stroke-linejoin="none" svg:stroke-linecap="butt" draw:fill="solid" draw:fill-color="#0000fc" draw:textarea-horizontal-align="center" draw:textarea-vertical-align="middle"/>
    </style:style>
    <style:style style:name="gr11" style:family="graphic" style:parent-style-name="standard">
      <style:graphic-properties draw:fill="bitmap" draw:fill-image-name="Bitmape_20_3" style:repeat="stretch" draw:textarea-horizontal-align="center" draw:textarea-vertical-align="middle"/>
    </style:style>
    <style:style style:name="gr1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79cm" svg:height="11.74cm" draw:transform="rotate (-3.14159265358979) translate (14.564cm 11.356cm)">
          <draw:image xlink:href="Pictures/100002010000024D000001BCAACBAFFE.png" xlink:type="simple" xlink:show="embed" xlink:actuate="onLoad">
            <text:p/>
          </draw:image>
        </draw:frame>
        <draw:polygon draw:style-name="gr2" draw:text-style-name="P1" draw:layer="layout" svg:width="1.017cm" svg:height="10.579cm" svg:x="-0.162cm" svg:y="0.637cm" svg:viewBox="0 0 1018 10580" draw:points="0,0 1018,0 1018,10580 0,10580">
          <text:p/>
        </draw:polygon>
        <draw:custom-shape draw:style-name="gr3" draw:text-style-name="P1" draw:layer="layout" svg:width="3.556cm" svg:height="15.113cm" svg:x="-2.667cm" svg:y="-1.0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85cm" svg:height="3.51cm" svg:x="-2.667cm" svg:y="10.206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0.518cm" svg:height="9.96cm" svg:x="12.735cm" svg:y="0.497cm" svg:viewBox="0 0 519 9961" draw:points="0,0 519,0 519,9961 0,9961">
          <text:p/>
        </draw:polygon>
        <draw:polygon draw:style-name="gr4" draw:text-style-name="P1" draw:layer="layout" svg:width="12.277cm" svg:height="0.558cm" svg:x="0.557cm" svg:y="0.377cm" svg:viewBox="0 0 12278 559" draw:points="0,0 12278,0 12278,559 0,559">
          <text:p/>
        </draw:polygon>
        <draw:polygon draw:style-name="gr5" draw:text-style-name="P1" draw:layer="layout" svg:width="12.277cm" svg:height="0.558cm" svg:x="0.557cm" svg:y="0.377cm" svg:viewBox="0 0 12278 559" draw:points="0,0 12278,0 12278,559 0,559">
          <text:p/>
        </draw:polygon>
        <draw:polygon draw:style-name="gr6" draw:text-style-name="P1" draw:layer="layout" svg:width="3.311cm" svg:height="0cm" svg:x="1.062cm" svg:y="2.465cm" svg:viewBox="0 0 3312 1" draw:points="0,0 3312,0 3312,1 0,1">
          <text:p/>
        </draw:polygon>
        <draw:path draw:style-name="gr7" draw:text-style-name="P1" draw:layer="layout" svg:width="0.359cm" svg:height="0.359cm" svg:x="3.731cm" svg:y="8.821cm" svg:viewBox="0 0 360 360" svg:d="m360 180c0 99-81 180-180 180s-180-81-180-180 81-180 180-180 180 81 180 180z">
          <text:p/>
        </draw:path>
        <draw:polygon draw:style-name="gr8" draw:text-style-name="P1" draw:layer="layout" svg:width="0.365cm" svg:height="0.366cm" svg:x="3.209cm" svg:y="10.055cm" svg:viewBox="0 0 366 367" draw:points="366,0 366,367 183,367 0,367 0,0">
          <text:p/>
        </draw:polygon>
        <draw:polygon draw:style-name="gr8" draw:text-style-name="P1" draw:layer="layout" svg:width="0.366cm" svg:height="0.366cm" svg:x="5.804cm" svg:y="6.402cm" svg:viewBox="0 0 367 367" draw:points="367,0 367,367 0,367 0,0">
          <text:p/>
        </draw:polygon>
        <draw:polygon draw:style-name="gr8" draw:text-style-name="P1" draw:layer="layout" svg:width="0.365cm" svg:height="0.366cm" svg:x="4.926cm" svg:y="7.101cm" svg:viewBox="0 0 366 367" draw:points="366,0 366,367 0,367 0,0">
          <text:p/>
        </draw:polygon>
        <draw:polygon draw:style-name="gr8" draw:text-style-name="P1" draw:layer="layout" svg:width="0.366cm" svg:height="0.366cm" svg:x="4.526cm" svg:y="8.139cm" svg:viewBox="0 0 367 367" draw:points="367,367 0,367 0,0 367,0">
          <text:p/>
        </draw:polygon>
        <draw:polygon draw:style-name="gr8" draw:text-style-name="P1" draw:layer="layout" svg:width="0.366cm" svg:height="0.366cm" svg:x="3.428cm" svg:y="9.556cm" svg:viewBox="0 0 367 367" draw:points="367,0 367,367 183,367 0,367 0,0">
          <text:p/>
        </draw:polygon>
        <draw:polygon draw:style-name="gr8" draw:text-style-name="P1" draw:layer="layout" svg:width="0.365cm" svg:height="0.365cm" svg:x="10.875cm" svg:y="4.606cm" svg:viewBox="0 0 366 366" draw:points="0,366 0,0 366,0 366,366">
          <text:p/>
        </draw:polygon>
        <draw:polygon draw:style-name="gr8" draw:text-style-name="P1" draw:layer="layout" svg:width="0.366cm" svg:height="0.365cm" svg:x="10.076cm" svg:y="4.586cm" svg:viewBox="0 0 367 366" draw:points="367,366 0,366 0,0 367,0">
          <text:p/>
        </draw:polygon>
        <draw:polygon draw:style-name="gr8" draw:text-style-name="P1" draw:layer="layout" svg:width="0.365cm" svg:height="0.366cm" svg:x="9.318cm" svg:y="4.346cm" svg:viewBox="0 0 366 367" draw:points="0,0 366,0 366,367 0,367">
          <text:p/>
        </draw:polygon>
        <draw:polygon draw:style-name="gr8" draw:text-style-name="P1" draw:layer="layout" svg:width="0.366cm" svg:height="0.366cm" svg:x="8.439cm" svg:y="4.506cm" svg:viewBox="0 0 367 367" draw:points="367,367 0,367 0,0 367,0">
          <text:p/>
        </draw:polygon>
        <draw:polygon draw:style-name="gr8" draw:text-style-name="P1" draw:layer="layout" svg:width="0.365cm" svg:height="0.365cm" svg:x="7.561cm" svg:y="4.327cm" svg:viewBox="0 0 366 366" draw:points="0,366 0,0 366,0 366,366">
          <text:p/>
        </draw:polygon>
        <draw:polygon draw:style-name="gr8" draw:text-style-name="P1" draw:layer="layout" svg:width="0.365cm" svg:height="0.365cm" svg:x="6.703cm" svg:y="4.646cm" svg:viewBox="0 0 366 366" draw:points="366,366 0,366 0,0 366,0">
          <text:p/>
        </draw:polygon>
        <draw:polygon draw:style-name="gr8" draw:text-style-name="P1" draw:layer="layout" svg:width="0.365cm" svg:height="0.366cm" svg:x="6.164cm" svg:y="5.464cm" svg:viewBox="0 0 366 367" draw:points="366,367 0,367 0,0 366,0">
          <text:p/>
        </draw:polygon>
        <draw:polygon draw:style-name="gr8" draw:text-style-name="P1" draw:layer="layout" svg:width="0.366cm" svg:height="0.366cm" svg:x="12.352cm" svg:y="2.33cm" svg:viewBox="0 0 367 367" draw:points="367,367 0,367 0,0 367,0">
          <text:p/>
        </draw:polygon>
        <draw:polygon draw:style-name="gr8" draw:text-style-name="P1" draw:layer="layout" svg:width="0.366cm" svg:height="0.366cm" svg:x="11.893cm" svg:y="2.929cm" svg:viewBox="0 0 367 367" draw:points="367,367 0,367 0,0 367,0">
          <text:p/>
        </draw:polygon>
        <draw:polygon draw:style-name="gr8" draw:text-style-name="P1" draw:layer="layout" svg:width="0.365cm" svg:height="0.365cm" svg:x="11.514cm" svg:y="3.528cm" svg:viewBox="0 0 366 366" draw:points="0,366 0,0 366,0 366,366">
          <text:p/>
        </draw:polygon>
        <draw:polygon draw:style-name="gr8" draw:text-style-name="P1" draw:layer="layout" svg:width="0.366cm" svg:height="0.365cm" svg:x="11.094cm" svg:y="4.147cm" svg:viewBox="0 0 367 366" draw:points="0,366 0,0 367,0 367,366">
          <text:p/>
        </draw:polygon>
        <draw:polyline draw:style-name="gr9" draw:text-style-name="P1" draw:layer="layout" svg:width="9.222cm" svg:height="7.864cm" svg:x="3.352cm" svg:y="2.434cm" svg:viewBox="0 0 9223 7865" draw:points="0,7865 300,7325 559,6507 1418,5849 1777,4831 2715,4112 3035,3214 3534,2355 7707,2355 8346,1237 9223,0">
          <text:p/>
        </draw:polyline>
        <draw:path draw:style-name="gr10" draw:text-style-name="P1" draw:layer="layout" svg:width="0.358cm" svg:height="0.359cm" svg:x="1.056cm" svg:y="9.879cm" svg:viewBox="0 0 359 360" svg:d="m359 180c0 99-80 180-179 180-100 0-180-81-180-180s80-180 180-180c99 0 179 81 179 180z">
          <text:p/>
        </draw:path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388cm" svg:y="6.282cm" svg:viewBox="0 0 367 367" draw:points="0,0 367,0 367,367 183,367 0,367">
          <text:p/>
        </draw:polygon>
        <draw:polygon draw:style-name="gr11" draw:text-style-name="P1" draw:layer="layout" svg:width="0.366cm" svg:height="0.366cm" svg:x="3.847cm" svg:y="5.065cm" svg:viewBox="0 0 367 367" draw:points="367,367 0,367 0,0 367,0">
          <text:p/>
        </draw:polygon>
        <draw:polygon draw:style-name="gr11" draw:text-style-name="P1" draw:layer="layout" svg:width="0.365cm" svg:height="0.365cm" svg:x="2.65cm" svg:y="7.221cm" svg:viewBox="0 0 366 366" draw:points="366,0 366,366 183,366 0,366 0,0">
          <text:p/>
        </draw:polygon>
        <draw:polygon draw:style-name="gr11" draw:text-style-name="P1" draw:layer="layout" svg:width="0.366cm" svg:height="0.365cm" svg:x="2.09cm" svg:y="8.299cm" svg:viewBox="0 0 367 366" draw:points="0,0 367,0 367,366 183,366 0,366">
          <text:p/>
        </draw:polygon>
        <draw:polygon draw:style-name="gr11" draw:text-style-name="P1" draw:layer="layout" svg:width="0.365cm" svg:height="0.366cm" svg:x="1.392cm" svg:y="9.057cm" svg:viewBox="0 0 366 367" draw:points="366,0 366,367 183,367 0,367 0,0">
          <text:p/>
        </draw:polygon>
        <draw:polygon draw:style-name="gr11" draw:text-style-name="P1" draw:layer="layout" svg:width="0.366cm" svg:height="0.366cm" svg:x="6.383cm" svg:y="0.773cm" svg:viewBox="0 0 367 367" draw:points="367,367 0,367 0,0 367,0">
          <text:p/>
        </draw:polygon>
        <draw:polygon draw:style-name="gr11" draw:text-style-name="P1" draw:layer="layout" svg:width="0.366cm" svg:height="0.366cm" svg:x="6.203cm" svg:y="1.791cm" svg:viewBox="0 0 367 367" draw:points="367,367 0,367 0,0 367,0">
          <text:p/>
        </draw:polygon>
        <draw:polygon draw:style-name="gr11" draw:text-style-name="P1" draw:layer="layout" svg:width="0.366cm" svg:height="0.366cm" svg:x="5.145cm" svg:y="2.789cm" svg:viewBox="0 0 367 367" draw:points="367,0 367,367 0,367 0,0">
          <text:p/>
        </draw:polygon>
        <draw:polygon draw:style-name="gr11" draw:text-style-name="P1" draw:layer="layout" svg:width="0.366cm" svg:height="0.366cm" svg:x="4.566cm" svg:y="3.947cm" svg:viewBox="0 0 367 367" draw:points="367,367 0,367 0,0 367,0">
          <text:p/>
        </draw:polygon>
        <draw:polyline draw:style-name="gr9" draw:text-style-name="P1" draw:layer="layout" svg:width="5.369cm" svg:height="9.162cm" svg:x="1.156cm" svg:y="0.876cm" svg:viewBox="0 0 5370 9163" draw:points="0,9163 279,8344 1058,7626 1597,6468 2236,5610 2755,4333 4153,2057 5151,1039 5370,0">
          <text:p/>
        </draw:polyline>
        <draw:line draw:style-name="gr12" draw:text-style-name="P1" draw:layer="layout" svg:x1="1.035cm" svg:y1="10.079cm" svg:x2="14.016cm" svg:y2="10.079cm">
          <text:p/>
        </draw:line>
        <draw:line draw:style-name="gr12" draw:text-style-name="P1" draw:layer="layout" svg:x1="1.036cm" svg:y1="10.079cm" svg:x2="0.935cm" svg:y2="0.3cm">
          <text:p/>
        </draw:line>
        <draw:frame draw:style-name="gr13" draw:text-style-name="P2" draw:layer="layout" svg:width="4.024cm" svg:height="0.954cm" draw:transform="rotate (1.5707963267949) translate (-0.285cm 7.372cm)">
          <draw:text-box>
            <text:p text:style-name="P2">Offset on link</text:p>
          </draw:text-box>
        </draw:frame>
        <draw:frame draw:style-name="gr13" draw:text-style-name="P2" draw:layer="layout" svg:width="1.823cm" svg:height="0.954cm" svg:x="6.279cm" svg:y="10.18cm">
          <draw:text-box>
            <text:p text:style-name="P2"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2010000000D0000000D55DC6D58.png" xlink:type="simple" xlink:show="embed" xlink:actuate="onLoad"/>
    <draw:fill-image draw:name="Bitmape_20_3" draw:display-name="Bitmape 3" xlink:href="Pictures/100002010000000D0000000D99CC809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17:26:24.623431419</meta:creation-date>
    <dc:date>2014-05-14T17:44:01.938470917</dc:date>
    <meta:editing-duration>PT12M53S</meta:editing-duration>
    <meta:editing-cycles>13</meta:editing-cycles>
    <meta:generator>LibreOffice/4.1.1.2$Linux_X86_64 LibreOffice_project/7e4286b58adc75a14f6d83f53a03b6c11fa2903</meta:generator>
    <meta:document-statistic meta:object-count="48"/>
  </office:meta>
</office:document-meta>
</file>